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ocketContainer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ContainerFactoryBean.getMaxSessionIdle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Container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ContainerFactoryBean.getMaxBinaryMessageBuffer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ContainerFactoryBean.getMaxTextMessageBuffer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ContainerFactoryBean.setAsyncSendTimeout( long timeoutIn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ContainerFactoryBean.getAsyncSend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ContainerFactoryBean.setMaxBinaryMessageBufferSize(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ContainerFactoryBean.setMaxSessionIdleTimeout( long timeoutIn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Container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ContainerFactoryBean.setMaxTextMessageBufferSize(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